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FreeSans" svg:font-family="FreeSans" style:font-family-generic="system" style:font-pitch="variable"/>
    <style:font-face style:name="Courier New" svg:font-family="Courier New" style:font-family-generic="modern" style:font-pitch="fixed" svg:panose-1="2 7 3 9 2 2 5 2 4 4"/>
    <style:font-face style:name="JetBrains Mono" svg:font-family="JetBrains Mono" style:font-family-generic="modern" style:font-pitch="fixed" svg:panose-1="2 0 0 9 0 0 0 0 0 0"/>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style:style>
    <style:style style:name="P10" style:parent-style-name="Subtitle" style:family="paragraph">
      <style:text-properties fo:language="de" fo:country="DE"/>
    </style:style>
    <style:style style:name="P11" style:parent-style-name="TOC1" style:family="paragraph">
      <style:paragraph-properties>
        <style:tab-stops>
          <style:tab-stop style:type="right" style:leader-style="dotted" style:leader-text="." style:position="6.293in"/>
        </style:tab-stops>
      </style:paragraph-properties>
    </style:style>
    <style:style style:name="P12" style:parent-style-name="TOC1" style:family="paragraph">
      <style:paragraph-properties>
        <style:tab-stops>
          <style:tab-stop style:type="right" style:leader-style="dotted" style:leader-text="." style:position="6.293in"/>
        </style:tab-stops>
      </style:paragraph-properties>
    </style:style>
    <style:style style:name="T13" style:parent-style-name="Hyperlink" style:family="text">
      <style:text-properties fo:language="de" fo:country="DE"/>
    </style:style>
    <style:style style:name="P14" style:parent-style-name="TOC1" style:family="paragraph">
      <style:paragraph-properties>
        <style:tab-stops>
          <style:tab-stop style:type="right" style:leader-style="dotted" style:leader-text="." style:position="6.293in"/>
        </style:tab-stops>
      </style:paragraph-properties>
    </style:style>
    <style:style style:name="T15" style:parent-style-name="Hyperlink" style:family="text">
      <style:text-properties fo:language="de" fo:country="DE"/>
    </style:style>
    <style:style style:name="P16" style:parent-style-name="TOC2" style:family="paragraph">
      <style:paragraph-properties>
        <style:tab-stops>
          <style:tab-stop style:type="right" style:leader-style="dotted" style:leader-text="." style:position="6.1263in"/>
        </style:tab-stops>
      </style:paragraph-properties>
    </style:style>
    <style:style style:name="T17" style:parent-style-name="Hyperlink" style:family="text">
      <style:text-properties fo:language="de" fo:country="DE"/>
    </style:style>
    <style:style style:name="P18" style:parent-style-name="TOC2" style:family="paragraph">
      <style:paragraph-properties>
        <style:tab-stops>
          <style:tab-stop style:type="right" style:leader-style="dotted" style:leader-text="." style:position="6.1263in"/>
        </style:tab-stops>
      </style:paragraph-properties>
    </style:style>
    <style:style style:name="T19" style:parent-style-name="Hyperlink" style:family="text">
      <style:text-properties fo:language="de" fo:country="DE"/>
    </style:style>
    <style:style style:name="P20" style:parent-style-name="TOC2" style:family="paragraph">
      <style:paragraph-properties>
        <style:tab-stops>
          <style:tab-stop style:type="right" style:leader-style="dotted" style:leader-text="." style:position="6.1263in"/>
        </style:tab-stops>
      </style:paragraph-properties>
    </style:style>
    <style:style style:name="T21" style:parent-style-name="Hyperlink" style:family="text">
      <style:text-properties fo:language="de" fo:country="DE"/>
    </style:style>
    <style:style style:name="P22" style:parent-style-name="TOC1" style:family="paragraph">
      <style:paragraph-properties>
        <style:tab-stops>
          <style:tab-stop style:type="right" style:leader-style="dotted" style:leader-text="." style:position="6.293in"/>
        </style:tab-stops>
      </style:paragraph-properties>
    </style:style>
    <style:style style:name="T23" style:parent-style-name="Hyperlink" style:family="text">
      <style:text-properties fo:language="de" fo:country="DE"/>
    </style:style>
    <style:style style:name="P24" style:parent-style-name="TOC2" style:family="paragraph">
      <style:paragraph-properties>
        <style:tab-stops>
          <style:tab-stop style:type="right" style:leader-style="dotted" style:leader-text="." style:position="6.1263in"/>
        </style:tab-stops>
      </style:paragraph-properties>
    </style:style>
    <style:style style:name="T25" style:parent-style-name="Hyperlink" style:family="text">
      <style:text-properties fo:language="de" fo:country="DE"/>
    </style:style>
    <style:style style:name="P26" style:parent-style-name="TOC2" style:family="paragraph">
      <style:paragraph-properties>
        <style:tab-stops>
          <style:tab-stop style:type="right" style:leader-style="dotted" style:leader-text="." style:position="6.1263in"/>
        </style:tab-stops>
      </style:paragraph-properties>
    </style:style>
    <style:style style:name="T27" style:parent-style-name="Hyperlink" style:family="text">
      <style:text-properties fo:language="de" fo:country="DE"/>
    </style:style>
    <style:style style:name="P28" style:parent-style-name="TOC2" style:family="paragraph">
      <style:paragraph-properties>
        <style:tab-stops>
          <style:tab-stop style:type="right" style:leader-style="dotted" style:leader-text="." style:position="6.1263in"/>
        </style:tab-stops>
      </style:paragraph-properties>
    </style:style>
    <style:style style:name="T29" style:parent-style-name="Hyperlink" style:family="text">
      <style:text-properties fo:language="de" fo:country="DE"/>
    </style:style>
    <style:style style:name="P30" style:parent-style-name="TOC2" style:family="paragraph">
      <style:paragraph-properties>
        <style:tab-stops>
          <style:tab-stop style:type="right" style:leader-style="dotted" style:leader-text="." style:position="6.1263in"/>
        </style:tab-stops>
      </style:paragraph-properties>
    </style:style>
    <style:style style:name="T31" style:parent-style-name="Hyperlink" style:family="text">
      <style:text-properties fo:language="de" fo:country="DE"/>
    </style:style>
    <style:style style:name="P32" style:parent-style-name="TOC2" style:family="paragraph">
      <style:paragraph-properties>
        <style:tab-stops>
          <style:tab-stop style:type="right" style:leader-style="dotted" style:leader-text="." style:position="6.1263in"/>
        </style:tab-stops>
      </style:paragraph-properties>
    </style:style>
    <style:style style:name="T33" style:parent-style-name="Hyperlink" style:family="text">
      <style:text-properties fo:language="de" fo:country="DE"/>
    </style:style>
    <style:style style:name="P34" style:parent-style-name="TOC1" style:family="paragraph">
      <style:paragraph-properties>
        <style:tab-stops>
          <style:tab-stop style:type="right" style:leader-style="dotted" style:leader-text="." style:position="6.293in"/>
        </style:tab-stops>
      </style:paragraph-properties>
    </style:style>
    <style:style style:name="T35" style:parent-style-name="Hyperlink" style:family="text">
      <style:text-properties fo:language="de" fo:country="DE"/>
    </style:style>
    <style:style style:name="P36" style:parent-style-name="TOC2" style:family="paragraph">
      <style:paragraph-properties>
        <style:tab-stops>
          <style:tab-stop style:type="right" style:leader-style="dotted" style:leader-text="." style:position="6.1263in"/>
        </style:tab-stops>
      </style:paragraph-properties>
    </style:style>
    <style:style style:name="T37" style:parent-style-name="Hyperlink" style:family="text">
      <style:text-properties fo:language="de" fo:country="DE"/>
    </style:style>
    <style:style style:name="P38" style:parent-style-name="TOC2" style:family="paragraph">
      <style:paragraph-properties>
        <style:tab-stops>
          <style:tab-stop style:type="right" style:leader-style="dotted" style:leader-text="." style:position="6.1263in"/>
        </style:tab-stops>
      </style:paragraph-properties>
    </style:style>
    <style:style style:name="T39" style:parent-style-name="Hyperlink" style:family="text">
      <style:text-properties fo:language="de" fo:country="DE"/>
    </style:style>
    <style:style style:name="P40" style:parent-style-name="TOC2" style:family="paragraph">
      <style:paragraph-properties>
        <style:tab-stops>
          <style:tab-stop style:type="right" style:leader-style="dotted" style:leader-text="." style:position="6.1263in"/>
        </style:tab-stops>
      </style:paragraph-properties>
    </style:style>
    <style:style style:name="T41" style:parent-style-name="Hyperlink" style:family="text">
      <style:text-properties fo:language="de" fo:country="DE"/>
    </style:style>
    <style:style style:name="P42" style:parent-style-name="Textbody" style:family="paragraph">
      <style:text-properties fo:font-weight="bold" style:font-weight-asian="bold" style:font-weight-complex="bold" fo:background-color="#FFF200" fo:language="de" fo:country="DE"/>
    </style:style>
    <style:style style:name="P43" style:parent-style-name="Heading1" style:family="paragraph">
      <style:text-properties fo:language="de" fo:country="DE"/>
    </style:style>
    <style:style style:name="P44" style:parent-style-name="Normal" style:family="paragraph">
      <style:text-properties fo:language="de" fo:country="DE"/>
    </style:style>
    <style:style style:name="P45" style:parent-style-name="Heading1" style:family="paragraph">
      <style:text-properties fo:language="de" fo:country="DE"/>
    </style:style>
    <style:style style:name="P46" style:parent-style-name="Heading2" style:family="paragraph">
      <style:text-properties fo:language="de" fo:country="DE"/>
    </style:style>
    <style:style style:name="P47" style:parent-style-name="Textbody" style:family="paragraph">
      <style:text-properties fo:language="de" fo:country="DE"/>
    </style:style>
    <style:style style:name="P48" style:parent-style-name="Textbody" style:family="paragraph">
      <style:text-properties fo:language="de" fo:country="DE"/>
    </style:style>
    <style:style style:name="P49" style:parent-style-name="Heading2" style:family="paragraph">
      <style:text-properties fo:language="de" fo:country="DE"/>
    </style:style>
    <style:style style:name="P50" style:parent-style-name="Normal" style:family="paragraph">
      <style:text-properties fo:language="de" fo:country="DE"/>
    </style:style>
    <style:style style:name="P51" style:parent-style-name="Heading2" style:family="paragraph">
      <style:text-properties fo:language="de" fo:country="DE"/>
    </style:style>
    <style:style style:name="P52" style:parent-style-name="Normal" style:family="paragraph">
      <style:text-properties fo:language="de" fo:country="DE"/>
    </style:style>
    <style:style style:name="P53" style:parent-style-name="Heading1" style:family="paragraph">
      <style:text-properties fo:language="de" fo:country="DE"/>
    </style:style>
    <style:style style:name="P54" style:parent-style-name="Heading2" style:family="paragraph">
      <style:text-properties fo:language="de" fo:country="DE"/>
    </style:style>
    <style:style style:name="P55" style:parent-style-name="Normal" style:family="paragraph">
      <style:text-properties fo:language="de" fo:country="DE"/>
    </style:style>
    <style:style style:name="P56" style:parent-style-name="Heading2" style:family="paragraph">
      <style:text-properties fo:language="de" fo:country="DE"/>
    </style:style>
    <style:style style:name="P57" style:parent-style-name="Normal" style:family="paragraph">
      <style:text-properties fo:language="de" fo:country="DE"/>
    </style:style>
    <style:style style:name="P58" style:parent-style-name="Heading2" style:family="paragraph">
      <style:text-properties fo:language="de" fo:country="DE"/>
    </style:style>
    <style:style style:name="P59" style:parent-style-name="Normal" style:family="paragraph">
      <style:text-properties fo:language="de" fo:country="DE"/>
    </style:style>
    <style:style style:name="P60" style:parent-style-name="Heading2" style:family="paragraph">
      <style:text-properties fo:language="de" fo:country="DE"/>
    </style:style>
    <style:style style:name="P61" style:parent-style-name="Normal" style:family="paragraph">
      <style:text-properties fo:language="de" fo:country="DE"/>
    </style:style>
    <style:style style:name="P62" style:parent-style-name="Heading2" style:family="paragraph">
      <style:text-properties fo:language="de" fo:country="DE"/>
    </style:style>
    <style:style style:name="P63" style:parent-style-name="Normal" style:family="paragraph">
      <style:text-properties fo:language="de" fo:country="DE"/>
    </style:style>
    <style:style style:name="P64" style:parent-style-name="Heading1" style:family="paragraph">
      <style:text-properties fo:language="de" fo:country="DE"/>
    </style:style>
    <style:style style:name="P65" style:parent-style-name="Heading2" style:family="paragraph">
      <style:text-properties fo:language="de" fo:country="DE"/>
    </style:style>
    <style:style style:name="P66" style:parent-style-name="Normal" style:family="paragraph">
      <style:text-properties fo:language="de" fo:country="DE"/>
    </style:style>
    <style:style style:name="P67" style:parent-style-name="Normal" style:family="paragraph">
      <style:paragraph-properties style:vertical-align="auto"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8"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6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70"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7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7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7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74"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75"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76"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7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78"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79"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8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P81" style:parent-style-name="Normal" style:family="paragraph">
      <style:text-properties fo:language="de" fo:country="DE"/>
    </style:style>
    <style:style style:name="P82" style:parent-style-name="Normal" style:family="paragraph">
      <style:paragraph-properties style:vertical-align="auto"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3" style:parent-style-name="DefaultParagraphFont" style:family="text">
      <style:text-properties style:font-name="JetBrains Mono" style:font-name-asian="Times New Roman" style:font-name-complex="JetBrains Mono" fo:color="#CC7832" style:letter-kerning="false" fo:font-size="10pt" style:font-size-asian="10pt" style:font-size-complex="10pt" fo:language="de" fo:country="DE" style:language-asian="de" style:country-asian="DE" style:language-complex="ar" style:country-complex="SA"/>
    </style:style>
    <style:style style:name="T84" style:parent-style-name="DefaultParagraphFont" style:family="text">
      <style:text-properties style:font-name="JetBrains Mono" style:font-name-asian="Times New Roman" style:font-name-complex="JetBrains Mono" fo:color="#FFC66D" style:letter-kerning="false" fo:font-size="10pt" style:font-size-asian="10pt" style:font-size-complex="10pt" fo:language="de" fo:country="DE" style:language-asian="de" style:country-asian="DE" style:language-complex="ar" style:country-complex="SA"/>
    </style:style>
    <style:style style:name="T85"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86" style:parent-style-name="DefaultParagraphFont" style:family="text">
      <style:text-properties style:font-name="JetBrains Mono" style:font-name-asian="Times New Roman" style:font-name-complex="JetBrains Mono" fo:color="#6FAFBD" style:letter-kerning="false" fo:font-size="10pt" style:font-size-asian="10pt" style:font-size-complex="10pt" fo:language="de" fo:country="DE" style:language-asian="de" style:country-asian="DE" style:language-complex="ar" style:country-complex="SA"/>
    </style:style>
    <style:style style:name="T87"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88" style:parent-style-name="DefaultParagraphFont" style:family="text">
      <style:text-properties style:font-name="JetBrains Mono" style:font-name-asian="Times New Roman" style:font-name-complex="JetBrains Mono" fo:color="#CC7832" style:letter-kerning="false" fo:font-size="10pt" style:font-size-asian="10pt" style:font-size-complex="10pt" fo:language="de" fo:country="DE" style:language-asian="de" style:country-asian="DE" style:language-complex="ar" style:country-complex="SA"/>
    </style:style>
    <style:style style:name="T89"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90" style:parent-style-name="DefaultParagraphFont" style:family="text">
      <style:text-properties style:font-name="JetBrains Mono" style:font-name-asian="Times New Roman" style:font-name-complex="JetBrains Mono" fo:color="#CC7832" style:letter-kerning="false" fo:font-size="10pt" style:font-size-asian="10pt" style:font-size-complex="10pt" fo:language="de" fo:country="DE" style:language-asian="de" style:country-asian="DE" style:language-complex="ar" style:country-complex="SA"/>
    </style:style>
    <style:style style:name="T91"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92" style:parent-style-name="DefaultParagraphFont" style:family="text">
      <style:text-properties style:font-name="JetBrains Mono" style:font-name-asian="Times New Roman" style:font-name-complex="JetBrains Mono" fo:color="#CC7832" style:letter-kerning="false" fo:font-size="10pt" style:font-size-asian="10pt" style:font-size-complex="10pt" fo:language="de" fo:country="DE" style:language-asian="de" style:country-asian="DE" style:language-complex="ar" style:country-complex="SA"/>
    </style:style>
    <style:style style:name="T93"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94"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95"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96" style:parent-style-name="DefaultParagraphFont" style:family="text">
      <style:text-properties style:font-name="JetBrains Mono" style:font-name-asian="Times New Roman" style:font-name-complex="JetBrains Mono" fo:color="#CC7832" style:letter-kerning="false" fo:font-size="10pt" style:font-size-asian="10pt" style:font-size-complex="10pt" fo:language="de" fo:country="DE" style:language-asian="de" style:country-asian="DE" style:language-complex="ar" style:country-complex="SA"/>
    </style:style>
    <style:style style:name="T97"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98" style:parent-style-name="DefaultParagraphFont" style:family="text">
      <style:text-properties style:font-name="JetBrains Mono" style:font-name-asian="Times New Roman" style:font-name-complex="JetBrains Mono" fo:color="#FFC66D" style:letter-kerning="false" fo:font-size="10pt" style:font-size-asian="10pt" style:font-size-complex="10pt" fo:language="de" fo:country="DE" style:language-asian="de" style:country-asian="DE" style:language-complex="ar" style:country-complex="SA"/>
    </style:style>
    <style:style style:name="T99"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100" style:parent-style-name="DefaultParagraphFont" style:family="text">
      <style:text-properties style:font-name="JetBrains Mono" style:font-name-asian="Times New Roman" style:font-name-complex="JetBrains Mono" fo:color="#CC7832" style:letter-kerning="false" fo:font-size="10pt" style:font-size-asian="10pt" style:font-size-complex="10pt" fo:language="de" fo:country="DE" style:language-asian="de" style:country-asian="DE" style:language-complex="ar" style:country-complex="SA"/>
    </style:style>
    <style:style style:name="T101"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102" style:parent-style-name="DefaultParagraphFont" style:family="text">
      <style:text-properties style:font-name="JetBrains Mono" style:font-name-asian="Times New Roman" style:font-name-complex="JetBrains Mono" fo:color="#CC7832" style:letter-kerning="false" fo:font-size="10pt" style:font-size-asian="10pt" style:font-size-complex="10pt" fo:language="de" fo:country="DE" style:language-asian="de" style:country-asian="DE" style:language-complex="ar" style:country-complex="SA"/>
    </style:style>
    <style:style style:name="T103"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104" style:parent-style-name="DefaultParagraphFont" style:family="text">
      <style:text-properties style:font-name="JetBrains Mono" style:font-name-asian="Times New Roman" style:font-name-complex="JetBrains Mono" fo:color="#CC7832" style:letter-kerning="false" fo:font-size="10pt" style:font-size-asian="10pt" style:font-size-complex="10pt" fo:language="de" fo:country="DE" style:language-asian="de" style:country-asian="DE" style:language-complex="ar" style:country-complex="SA"/>
    </style:style>
    <style:style style:name="T105"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106"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107"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108" style:parent-style-name="DefaultParagraphFont" style:family="text">
      <style:text-properties style:font-name="JetBrains Mono" style:font-name-asian="Times New Roman" style:font-name-complex="JetBrains Mono" fo:color="#CC7832" style:letter-kerning="false" fo:font-size="10pt" style:font-size-asian="10pt" style:font-size-complex="10pt" fo:language="de" fo:country="DE" style:language-asian="de" style:country-asian="DE" style:language-complex="ar" style:country-complex="SA"/>
    </style:style>
    <style:style style:name="T109"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110" style:parent-style-name="DefaultParagraphFont" style:family="text">
      <style:text-properties style:font-name="JetBrains Mono" style:font-name-asian="Times New Roman" style:font-name-complex="JetBrains Mono" fo:color="#B09D79" style:letter-kerning="false" fo:font-size="10pt" style:font-size-asian="10pt" style:font-size-complex="10pt" fo:language="de" fo:country="DE" style:language-asian="de" style:country-asian="DE" style:language-complex="ar" style:country-complex="SA"/>
    </style:style>
    <style:style style:name="T111"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112"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113"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114" style:parent-style-name="DefaultParagraphFont" style:family="text">
      <style:text-properties style:font-name="JetBrains Mono" style:font-name-asian="Times New Roman" style:font-name-complex="JetBrains Mono" fo:color="#CC7832" style:letter-kerning="false" fo:font-size="10pt" style:font-size-asian="10pt" style:font-size-complex="10pt" fo:language="de" fo:country="DE" style:language-asian="de" style:country-asian="DE" style:language-complex="ar" style:country-complex="SA"/>
    </style:style>
    <style:style style:name="T115"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116" style:parent-style-name="DefaultParagraphFont" style:family="text">
      <style:text-properties style:font-name="JetBrains Mono" style:font-name-asian="Times New Roman" style:font-name-complex="JetBrains Mono" fo:color="#CC7832" style:letter-kerning="false" fo:font-size="10pt" style:font-size-asian="10pt" style:font-size-complex="10pt" fo:language="de" fo:country="DE" style:language-asian="de" style:country-asian="DE" style:language-complex="ar" style:country-complex="SA"/>
    </style:style>
    <style:style style:name="T117"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118" style:parent-style-name="DefaultParagraphFont" style:family="text">
      <style:text-properties style:font-name="JetBrains Mono" style:font-name-asian="Times New Roman" style:font-name-complex="JetBrains Mono" fo:color="#CC7832" style:letter-kerning="false" fo:font-size="10pt" style:font-size-asian="10pt" style:font-size-complex="10pt" fo:language="de" fo:country="DE" style:language-asian="de" style:country-asian="DE" style:language-complex="ar" style:country-complex="SA"/>
    </style:style>
    <style:style style:name="T119"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120"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121"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122" style:parent-style-name="DefaultParagraphFont" style:family="text">
      <style:text-properties style:font-name="JetBrains Mono" style:font-name-asian="Times New Roman" style:font-name-complex="JetBrains Mono" fo:color="#CC7832" style:letter-kerning="false" fo:font-size="10pt" style:font-size-asian="10pt" style:font-size-complex="10pt" fo:language="de" fo:country="DE" style:language-asian="de" style:country-asian="DE" style:language-complex="ar" style:country-complex="SA"/>
    </style:style>
    <style:style style:name="T123"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124" style:parent-style-name="DefaultParagraphFont" style:family="text">
      <style:text-properties style:font-name="JetBrains Mono" style:font-name-asian="Times New Roman" style:font-name-complex="JetBrains Mono" fo:color="#6897BB" style:letter-kerning="false" fo:font-size="10pt" style:font-size-asian="10pt" style:font-size-complex="10pt" fo:language="de" fo:country="DE" style:language-asian="de" style:country-asian="DE" style:language-complex="ar" style:country-complex="SA"/>
    </style:style>
    <style:style style:name="T125"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126"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127"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128" style:parent-style-name="DefaultParagraphFont" style:family="text">
      <style:text-properties style:font-name="JetBrains Mono" style:font-name-asian="Times New Roman" style:font-name-complex="JetBrains Mono" fo:color="#6897BB" style:letter-kerning="false" fo:font-size="10pt" style:font-size-asian="10pt" style:font-size-complex="10pt" fo:language="de" fo:country="DE" style:language-asian="de" style:country-asian="DE" style:language-complex="ar" style:country-complex="SA"/>
    </style:style>
    <style:style style:name="T129" style:parent-style-name="DefaultParagraphFont" style:family="text">
      <style:text-properties style:font-name="JetBrains Mono" style:font-name-asian="Times New Roman" style:font-name-complex="JetBrains Mono" fo:color="#6897BB" style:letter-kerning="false" fo:font-size="10pt" style:font-size-asian="10pt" style:font-size-complex="10pt" fo:language="de" fo:country="DE" style:language-asian="de" style:country-asian="DE" style:language-complex="ar" style:country-complex="SA"/>
    </style:style>
    <style:style style:name="T130" style:parent-style-name="DefaultParagraphFont" style:family="text">
      <style:text-properties style:font-name="JetBrains Mono" style:font-name-asian="Times New Roman" style:font-name-complex="JetBrains Mono" fo:color="#6897BB" style:letter-kerning="false" fo:font-size="10pt" style:font-size-asian="10pt" style:font-size-complex="10pt" fo:language="de" fo:country="DE" style:language-asian="de" style:country-asian="DE" style:language-complex="ar" style:country-complex="SA"/>
    </style:style>
    <style:style style:name="T131"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132"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133"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134" style:parent-style-name="DefaultParagraphFont" style:family="text">
      <style:text-properties style:font-name="JetBrains Mono" style:font-name-asian="Times New Roman" style:font-name-complex="JetBrains Mono" fo:color="#CC7832" style:letter-kerning="false" fo:font-size="10pt" style:font-size-asian="10pt" style:font-size-complex="10pt" fo:language="de" fo:country="DE" style:language-asian="de" style:country-asian="DE" style:language-complex="ar" style:country-complex="SA"/>
    </style:style>
    <style:style style:name="T135"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136" style:parent-style-name="DefaultParagraphFont" style:family="text">
      <style:text-properties style:font-name="JetBrains Mono" style:font-name-asian="Times New Roman" style:font-name-complex="JetBrains Mono" fo:color="#6897BB" style:letter-kerning="false" fo:font-size="10pt" style:font-size-asian="10pt" style:font-size-complex="10pt" fo:language="de" fo:country="DE" style:language-asian="de" style:country-asian="DE" style:language-complex="ar" style:country-complex="SA"/>
    </style:style>
    <style:style style:name="T137"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138"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139"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140" style:parent-style-name="DefaultParagraphFont" style:family="text">
      <style:text-properties style:font-name="JetBrains Mono" style:font-name-asian="Times New Roman" style:font-name-complex="JetBrains Mono" fo:color="#6897BB" style:letter-kerning="false" fo:font-size="10pt" style:font-size-asian="10pt" style:font-size-complex="10pt" fo:language="de" fo:country="DE" style:language-asian="de" style:country-asian="DE" style:language-complex="ar" style:country-complex="SA"/>
    </style:style>
    <style:style style:name="T141" style:parent-style-name="DefaultParagraphFont" style:family="text">
      <style:text-properties style:font-name="JetBrains Mono" style:font-name-asian="Times New Roman" style:font-name-complex="JetBrains Mono" fo:color="#6897BB" style:letter-kerning="false" fo:font-size="10pt" style:font-size-asian="10pt" style:font-size-complex="10pt" fo:language="de" fo:country="DE" style:language-asian="de" style:country-asian="DE" style:language-complex="ar" style:country-complex="SA"/>
    </style:style>
    <style:style style:name="T142" style:parent-style-name="DefaultParagraphFont" style:family="text">
      <style:text-properties style:font-name="JetBrains Mono" style:font-name-asian="Times New Roman" style:font-name-complex="JetBrains Mono" fo:color="#6897BB" style:letter-kerning="false" fo:font-size="10pt" style:font-size-asian="10pt" style:font-size-complex="10pt" fo:language="de" fo:country="DE" style:language-asian="de" style:country-asian="DE" style:language-complex="ar" style:country-complex="SA"/>
    </style:style>
    <style:style style:name="T143"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144"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145"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146" style:parent-style-name="DefaultParagraphFont" style:family="text">
      <style:text-properties style:font-name="JetBrains Mono" style:font-name-asian="Times New Roman" style:font-name-complex="JetBrains Mono" fo:color="#CC7832" style:letter-kerning="false" fo:font-size="10pt" style:font-size-asian="10pt" style:font-size-complex="10pt" fo:language="de" fo:country="DE" style:language-asian="de" style:country-asian="DE" style:language-complex="ar" style:country-complex="SA"/>
    </style:style>
    <style:style style:name="T147"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148"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149"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150" style:parent-style-name="DefaultParagraphFont" style:family="text">
      <style:text-properties style:font-name="JetBrains Mono" style:font-name-asian="Times New Roman" style:font-name-complex="JetBrains Mono" fo:color="#6897BB" style:letter-kerning="false" fo:font-size="10pt" style:font-size-asian="10pt" style:font-size-complex="10pt" fo:language="de" fo:country="DE" style:language-asian="de" style:country-asian="DE" style:language-complex="ar" style:country-complex="SA"/>
    </style:style>
    <style:style style:name="T151" style:parent-style-name="DefaultParagraphFont" style:family="text">
      <style:text-properties style:font-name="JetBrains Mono" style:font-name-asian="Times New Roman" style:font-name-complex="JetBrains Mono" fo:color="#6897BB" style:letter-kerning="false" fo:font-size="10pt" style:font-size-asian="10pt" style:font-size-complex="10pt" fo:language="de" fo:country="DE" style:language-asian="de" style:country-asian="DE" style:language-complex="ar" style:country-complex="SA"/>
    </style:style>
    <style:style style:name="T152" style:parent-style-name="DefaultParagraphFont" style:family="text">
      <style:text-properties style:font-name="JetBrains Mono" style:font-name-asian="Times New Roman" style:font-name-complex="JetBrains Mono" fo:color="#6897BB" style:letter-kerning="false" fo:font-size="10pt" style:font-size-asian="10pt" style:font-size-complex="10pt" fo:language="de" fo:country="DE" style:language-asian="de" style:country-asian="DE" style:language-complex="ar" style:country-complex="SA"/>
    </style:style>
    <style:style style:name="T153"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154"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155"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156" style:parent-style-name="DefaultParagraphFont" style:family="text">
      <style:text-properties style:font-name="JetBrains Mono" style:font-name-asian="Times New Roman" style:font-name-complex="JetBrains Mono" fo:color="#CC7832" style:letter-kerning="false" fo:font-size="10pt" style:font-size-asian="10pt" style:font-size-complex="10pt" fo:language="de" fo:country="DE" style:language-asian="de" style:country-asian="DE" style:language-complex="ar" style:country-complex="SA"/>
    </style:style>
    <style:style style:name="T157" style:parent-style-name="DefaultParagraphFont" style:family="text">
      <style:text-properties style:font-name="JetBrains Mono" style:font-name-asian="Times New Roman" style:font-name-complex="JetBrains Mono" fo:color="#B09D79" style:letter-kerning="false" fo:font-size="10pt" style:font-size-asian="10pt" style:font-size-complex="10pt" fo:language="de" fo:country="DE" style:language-asian="de" style:country-asian="DE" style:language-complex="ar" style:country-complex="SA"/>
    </style:style>
    <style:style style:name="T158"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159" style:parent-style-name="DefaultParagraphFont" style:family="text">
      <style:text-properties style:font-name="JetBrains Mono" style:font-name-asian="Times New Roman" style:font-name-complex="JetBrains Mono" fo:color="#CC7832" style:letter-kerning="false" fo:font-size="10pt" style:font-size-asian="10pt" style:font-size-complex="10pt" fo:language="de" fo:country="DE" style:language-asian="de" style:country-asian="DE" style:language-complex="ar" style:country-complex="SA"/>
    </style:style>
    <style:style style:name="T160"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161"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162"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163" style:parent-style-name="DefaultParagraphFont" style:family="text">
      <style:text-properties style:font-name="JetBrains Mono" style:font-name-asian="Times New Roman" style:font-name-complex="JetBrains Mono" fo:color="#CC7832" style:letter-kerning="false" fo:font-size="10pt" style:font-size-asian="10pt" style:font-size-complex="10pt" fo:language="de" fo:country="DE" style:language-asian="de" style:country-asian="DE" style:language-complex="ar" style:country-complex="SA"/>
    </style:style>
    <style:style style:name="T164" style:parent-style-name="DefaultParagraphFont" style:family="text">
      <style:text-properties style:font-name="JetBrains Mono" style:font-name-asian="Times New Roman" style:font-name-complex="JetBrains Mono" fo:color="#CC7832" style:letter-kerning="false" fo:font-size="10pt" style:font-size-asian="10pt" style:font-size-complex="10pt" fo:language="de" fo:country="DE" style:language-asian="de" style:country-asian="DE" style:language-complex="ar" style:country-complex="SA"/>
    </style:style>
    <style:style style:name="T165" style:parent-style-name="DefaultParagraphFont" style:family="text">
      <style:text-properties style:font-name="JetBrains Mono" style:font-name-asian="Times New Roman" style:font-name-complex="JetBrains Mono" fo:color="#CC7832" style:letter-kerning="false" fo:font-size="10pt" style:font-size-asian="10pt" style:font-size-complex="10pt" fo:language="de" fo:country="DE" style:language-asian="de" style:country-asian="DE" style:language-complex="ar" style:country-complex="SA"/>
    </style:style>
    <style:style style:name="T166"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167"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168"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169"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170"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171" style:parent-style-name="DefaultParagraphFont" style:family="text">
      <style:text-properties style:font-name="JetBrains Mono" style:font-name-asian="Times New Roman" style:font-name-complex="JetBrains Mono" fo:color="#CC7832" style:letter-kerning="false" fo:font-size="10pt" style:font-size-asian="10pt" style:font-size-complex="10pt" fo:language="de" fo:country="DE" style:language-asian="de" style:country-asian="DE" style:language-complex="ar" style:country-complex="SA"/>
    </style:style>
    <style:style style:name="T172"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173"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T174" style:parent-style-name="DefaultParagraphFont" style:family="text">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style:style>
    <style:style style:name="P175" style:parent-style-name="Normal" style:family="paragraph">
      <style:text-properties fo:language="de" fo:country="DE"/>
    </style:style>
    <style:style style:name="P176" style:parent-style-name="Normal" style:family="paragraph">
      <style:text-properties fo:language="de" fo:country="DE"/>
    </style:style>
    <style:style style:name="P177" style:parent-style-name="Normal" style:family="paragraph">
      <style:paragraph-properties style:vertical-align="auto"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8"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79" style:parent-style-name="DefaultParagraphFont" style:family="text">
      <style:text-properties style:font-name="JetBrains Mono" style:font-name-asian="Times New Roman" style:font-name-complex="JetBrains Mono" fo:color="#FFC66D" style:letter-kerning="false" fo:font-size="10pt" style:font-size-asian="10pt" style:font-size-complex="10pt" style:language-asian="de" style:country-asian="DE" style:language-complex="ar" style:country-complex="SA"/>
    </style:style>
    <style:style style:name="T18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81"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8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83"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8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85"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8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87"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8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8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9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91"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9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93"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94"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95"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9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97"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9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99"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20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0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0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03"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20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05"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20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0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0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0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1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11"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212"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213"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21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1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1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17"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21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1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2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2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2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2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2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2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2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27"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22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29"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23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31"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23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3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3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35"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23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3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3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39"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240"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241"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242"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24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4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4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4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4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48"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24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5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5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P252" style:parent-style-name="Heading2" style:family="paragraph">
      <style:text-properties fo:language="de" fo:country="DE"/>
    </style:style>
    <style:style style:name="P253" style:parent-style-name="Normal" style:family="paragraph">
      <style:text-properties fo:language="de" fo:country="DE"/>
    </style:style>
    <style:style style:name="P254" style:parent-style-name="Normal" style:family="paragraph">
      <style:text-properties fo:language="de" fo:country="DE"/>
    </style:style>
    <style:style style:name="P255" style:parent-style-name="Normal" style:family="paragraph">
      <style:paragraph-properties style:vertical-align="auto"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56"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25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5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5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60" style:parent-style-name="DefaultParagraphFont" style:family="text">
      <style:text-properties style:font-name="JetBrains Mono" style:font-name-asian="Times New Roman" style:font-name-complex="JetBrains Mono" fo:font-style="italic" style:font-style-asian="italic" style:font-style-complex="italic" fo:color="#9876AA" style:letter-kerning="false" fo:font-size="10pt" style:font-size-asian="10pt" style:font-size-complex="10pt" style:language-asian="de" style:country-asian="DE" style:language-complex="ar" style:country-complex="SA"/>
    </style:style>
    <style:style style:name="T26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62"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263"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26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P265" style:parent-style-name="Normal" style:family="paragraph">
      <style:paragraph-properties style:vertical-align="auto"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6"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267" style:parent-style-name="DefaultParagraphFont" style:family="text">
      <style:text-properties style:font-name="JetBrains Mono" style:font-name-asian="Times New Roman" style:font-name-complex="JetBrains Mono" fo:color="#FFC66D" style:letter-kerning="false" fo:font-size="10pt" style:font-size-asian="10pt" style:font-size-complex="10pt" style:language-asian="de" style:country-asian="DE" style:language-complex="ar" style:country-complex="SA"/>
    </style:style>
    <style:style style:name="T26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69" style:parent-style-name="DefaultParagraphFont" style:family="text">
      <style:text-properties style:font-name="JetBrains Mono" style:font-name-asian="Times New Roman" style:font-name-complex="JetBrains Mono" fo:color="#6FAFBD" style:letter-kerning="false" fo:font-size="10pt" style:font-size-asian="10pt" style:font-size-complex="10pt" style:language-asian="de" style:country-asian="DE" style:language-complex="ar" style:country-complex="SA"/>
    </style:style>
    <style:style style:name="T27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7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7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73"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27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75" style:parent-style-name="DefaultParagraphFont" style:family="text">
      <style:text-properties style:font-name="JetBrains Mono" style:font-name-asian="Times New Roman" style:font-name-complex="JetBrains Mono" fo:color="#FFC66D" style:letter-kerning="false" fo:font-size="10pt" style:font-size-asian="10pt" style:font-size-complex="10pt" style:language-asian="de" style:country-asian="DE" style:language-complex="ar" style:country-complex="SA"/>
    </style:style>
    <style:style style:name="T27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77" style:parent-style-name="DefaultParagraphFont" style:family="text">
      <style:text-properties style:font-name="JetBrains Mono" style:font-name-asian="Times New Roman" style:font-name-complex="JetBrains Mono" fo:color="#6FAFBD" style:letter-kerning="false" fo:font-size="10pt" style:font-size-asian="10pt" style:font-size-complex="10pt" style:language-asian="de" style:country-asian="DE" style:language-complex="ar" style:country-complex="SA"/>
    </style:style>
    <style:style style:name="T278"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279" style:parent-style-name="DefaultParagraphFont" style:family="text">
      <style:text-properties style:font-name="JetBrains Mono" style:font-name-asian="Times New Roman" style:font-name-complex="JetBrains Mono" fo:color="#6897BB" style:letter-kerning="false" fo:font-size="10pt" style:font-size-asian="10pt" style:font-size-complex="10pt" style:language-asian="de" style:country-asian="DE" style:language-complex="ar" style:country-complex="SA"/>
    </style:style>
    <style:style style:name="T28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8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8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83"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28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85"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28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87"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28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89" style:parent-style-name="DefaultParagraphFont" style:family="text">
      <style:text-properties style:font-name="JetBrains Mono" style:font-name-asian="Times New Roman" style:font-name-complex="JetBrains Mono" fo:font-style="italic" style:font-style-asian="italic" style:font-style-complex="italic" fo:color="#9876AA" style:letter-kerning="false" fo:font-size="10pt" style:font-size-asian="10pt" style:font-size-complex="10pt" style:language-asian="de" style:country-asian="DE" style:language-complex="ar" style:country-complex="SA"/>
    </style:style>
    <style:style style:name="T29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9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9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93"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29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95"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29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9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9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99"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30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01"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30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0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0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0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0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07"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30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09"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31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11"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312"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31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14"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31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16"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31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18"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319"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320"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321"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32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2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2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25"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32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27"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32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29"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330"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331"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332"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33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3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3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36"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33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38"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33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40"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34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4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4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44"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34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46"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34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4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4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50"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35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52"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35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54"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355"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356"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357"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358"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359"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36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61"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36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6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6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6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6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67"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36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69" style:parent-style-name="DefaultParagraphFont" style:family="text">
      <style:text-properties style:font-name="JetBrains Mono" style:font-name-asian="Times New Roman" style:font-name-complex="JetBrains Mono" fo:color="#FFC66D" style:letter-kerning="false" fo:font-size="10pt" style:font-size-asian="10pt" style:font-size-complex="10pt" style:language-asian="de" style:country-asian="DE" style:language-complex="ar" style:country-complex="SA"/>
    </style:style>
    <style:style style:name="T37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71" style:parent-style-name="DefaultParagraphFont" style:family="text">
      <style:text-properties style:font-name="JetBrains Mono" style:font-name-asian="Times New Roman" style:font-name-complex="JetBrains Mono" fo:color="#6FAFBD" style:letter-kerning="false" fo:font-size="10pt" style:font-size-asian="10pt" style:font-size-complex="10pt" style:language-asian="de" style:country-asian="DE" style:language-complex="ar" style:country-complex="SA"/>
    </style:style>
    <style:style style:name="T372"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373" style:parent-style-name="DefaultParagraphFont" style:family="text">
      <style:text-properties style:font-name="JetBrains Mono" style:font-name-asian="Times New Roman" style:font-name-complex="JetBrains Mono" fo:color="#6897BB" style:letter-kerning="false" fo:font-size="10pt" style:font-size-asian="10pt" style:font-size-complex="10pt" style:language-asian="de" style:country-asian="DE" style:language-complex="ar" style:country-complex="SA"/>
    </style:style>
    <style:style style:name="T37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7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7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77"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37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79"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380" style:parent-style-name="DefaultParagraphFont" style:family="text">
      <style:text-properties style:font-name="JetBrains Mono" style:font-name-asian="Times New Roman" style:font-name-complex="JetBrains Mono" fo:color="#7DBDA2" style:letter-kerning="false" fo:font-size="10pt" style:font-size-asian="10pt" style:font-size-complex="10pt" style:language-asian="de" style:country-asian="DE" style:language-complex="ar" style:country-complex="SA"/>
    </style:style>
    <style:style style:name="T38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82"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383"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38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85"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38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87"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38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89"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39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91"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39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93"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394"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395"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396"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397"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398"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399"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40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01" style:parent-style-name="DefaultParagraphFont" style:family="text">
      <style:text-properties style:font-name="JetBrains Mono" style:font-name-asian="Times New Roman" style:font-name-complex="JetBrains Mono" fo:color="#6897BB" style:letter-kerning="false" fo:font-size="10pt" style:font-size-asian="10pt" style:font-size-complex="10pt" style:language-asian="de" style:country-asian="DE" style:language-complex="ar" style:country-complex="SA"/>
    </style:style>
    <style:style style:name="T40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03"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404"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405"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406"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40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0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0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10"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411" style:parent-style-name="DefaultParagraphFont" style:family="text">
      <style:text-properties style:font-name="JetBrains Mono" style:font-name-asian="Times New Roman" style:font-name-complex="JetBrains Mono" fo:color="#7DBDA2" style:letter-kerning="false" fo:font-size="10pt" style:font-size-asian="10pt" style:font-size-complex="10pt" style:language-asian="de" style:country-asian="DE" style:language-complex="ar" style:country-complex="SA"/>
    </style:style>
    <style:style style:name="T41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13"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41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1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1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17"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418"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419"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42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2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2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23"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42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25"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426" style:parent-style-name="DefaultParagraphFont" style:family="text">
      <style:text-properties style:font-name="JetBrains Mono" style:font-name-asian="Times New Roman" style:font-name-complex="JetBrains Mono" fo:color="#6FAFBD" style:letter-kerning="false" fo:font-size="10pt" style:font-size-asian="10pt" style:font-size-complex="10pt" style:language-asian="de" style:country-asian="DE" style:language-complex="ar" style:country-complex="SA"/>
    </style:style>
    <style:style style:name="T42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28"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42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30"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43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32" style:parent-style-name="DefaultParagraphFont" style:family="text">
      <style:text-properties style:font-name="JetBrains Mono" style:font-name-asian="Times New Roman" style:font-name-complex="JetBrains Mono" fo:color="#7DBDA2" style:letter-kerning="false" fo:font-size="10pt" style:font-size-asian="10pt" style:font-size-complex="10pt" style:language-asian="de" style:country-asian="DE" style:language-complex="ar" style:country-complex="SA"/>
    </style:style>
    <style:style style:name="T433"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434"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43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36" style:parent-style-name="DefaultParagraphFont" style:family="text">
      <style:text-properties style:font-name="JetBrains Mono" style:font-name-asian="Times New Roman" style:font-name-complex="JetBrains Mono" fo:color="#6897BB" style:letter-kerning="false" fo:font-size="10pt" style:font-size-asian="10pt" style:font-size-complex="10pt" style:language-asian="de" style:country-asian="DE" style:language-complex="ar" style:country-complex="SA"/>
    </style:style>
    <style:style style:name="T43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38"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439"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44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41"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44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43" style:parent-style-name="DefaultParagraphFont" style:family="text">
      <style:text-properties style:font-name="JetBrains Mono" style:font-name-asian="Times New Roman" style:font-name-complex="JetBrains Mono" fo:color="#7DBDA2" style:letter-kerning="false" fo:font-size="10pt" style:font-size-asian="10pt" style:font-size-complex="10pt" style:language-asian="de" style:country-asian="DE" style:language-complex="ar" style:country-complex="SA"/>
    </style:style>
    <style:style style:name="T444"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445"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44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47" style:parent-style-name="DefaultParagraphFont" style:family="text">
      <style:text-properties style:font-name="JetBrains Mono" style:font-name-asian="Times New Roman" style:font-name-complex="JetBrains Mono" fo:color="#6897BB" style:letter-kerning="false" fo:font-size="10pt" style:font-size-asian="10pt" style:font-size-complex="10pt" style:language-asian="de" style:country-asian="DE" style:language-complex="ar" style:country-complex="SA"/>
    </style:style>
    <style:style style:name="T44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4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5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5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5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53"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45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55"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45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5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5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5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6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61"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46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6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6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P465" style:parent-style-name="Heading2" style:family="paragraph">
      <style:text-properties fo:language="de" fo:country="DE"/>
    </style:style>
    <style:style style:name="P466" style:parent-style-name="Normal" style:family="paragraph">
      <style:text-properties fo:language="de" fo:country="DE"/>
    </style:style>
    <style:style style:name="P467" style:parent-style-name="Normal" style:family="paragraph">
      <style:text-properties fo:language="de" fo:country="DE"/>
    </style:style>
    <style:style style:name="P468" style:parent-style-name="Normal" style:family="paragraph">
      <style:paragraph-properties style:vertical-align="auto"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69"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470" style:parent-style-name="DefaultParagraphFont" style:family="text">
      <style:text-properties style:font-name="JetBrains Mono" style:font-name-asian="Times New Roman" style:font-name-complex="JetBrains Mono" fo:color="#FFC66D" style:letter-kerning="false" fo:font-size="10pt" style:font-size-asian="10pt" style:font-size-complex="10pt" style:language-asian="de" style:country-asian="DE" style:language-complex="ar" style:country-complex="SA"/>
    </style:style>
    <style:style style:name="T47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7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7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74"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47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76"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47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7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7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80"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48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82"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48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84"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48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8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8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88"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48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90"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49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92"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49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9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9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96"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49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98"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49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00"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501"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502"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503"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504"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505"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50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0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0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09"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51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11"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51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1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1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15"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51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17"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51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19"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52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2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2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23"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52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2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2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27"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52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29"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53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31"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532"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533"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534"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53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3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3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3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3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40"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54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42"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54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44"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545"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546"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54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4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4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5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5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office:automatic-styles>
  <office:body>
    <office:text text:use-soft-page-breaks="true">
      <text:p text:style-name="P1"><text:bookmark-start text:name="_top"/><text:bookmark-end text:name="_top"/>Junioraufgabe 2: Container<text:bookmark-start text:name="Aufgabe"/><text:bookmark-end text:name="Aufgabe"/></text:p>
      <text:p text:style-name="Subtitle">Team-ID: 00772<text:bookmark-start text:name="TeamID"/><text:bookmark-end text:name="TeamID"/></text:p>
      <text:p text:style-name="Subtitle">Team: Aino Spring</text:p>
      <text:p text:style-name="P10">Bearbeiter/-innen dieser Aufgabe:<text:line-break/>Aino Spring</text:p>
      <text:p text:style-name="Subtitle">20. November 2022</text:p>
      <text:h text:style-name="TOCHeading" text:outline-level="1"><text:bookmark-start text:name="_Toc119177111"/><text:bookmark-start text:name="_Toc119233209"/><text:bookmark-start text:name="_Toc119861648"/><text:bookmark-start text:name="_Toc119939960"/>Inhaltsverzeichnis<text:bookmark-end text:name="_Toc119177111"/><text:bookmark-end text:name="_Toc119233209"/><text:bookmark-end text:name="_Toc119861648"/><text:bookmark-end text:name="_Toc119939960"/></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1"><text:a xlink:href="#_Toc119939960" office:target-frame-name="_top" xlink:show="replace"><text:span text:style-name="Hyperlink">Inhaltsverzeichnis</text:span><text:tab/>1</text:a></text:p>
          <text:p text:style-name="P12"><text:a xlink:href="#_Toc119939961" office:target-frame-name="_top" xlink:show="replace"><text:span text:style-name="T13">Lösungsidee</text:span><text:tab/>1</text:a></text:p>
          <text:p text:style-name="P14"><text:a xlink:href="#_Toc119939962" office:target-frame-name="_top" xlink:show="replace"><text:span text:style-name="T15">Umsetzung</text:span><text:tab/>2</text:a></text:p>
          <text:p text:style-name="P16"><text:a xlink:href="#_Toc119939963" office:target-frame-name="_top" xlink:show="replace"><text:span text:style-name="T17">Erkennung des schwersten Containers</text:span><text:tab/>2</text:a></text:p>
          <text:p text:style-name="P18"><text:a xlink:href="#_Toc119939964" office:target-frame-name="_top" xlink:show="replace"><text:span text:style-name="T19">Wortimportierung</text:span><text:tab/>2</text:a></text:p>
          <text:p text:style-name="P20"><text:a xlink:href="#_Toc119939965" office:target-frame-name="_top" xlink:show="replace"><text:span text:style-name="T21">Alles zusammenfügen</text:span><text:tab/>2</text:a></text:p>
          <text:p text:style-name="P22"><text:a xlink:href="#_Toc119939966" office:target-frame-name="_top" xlink:show="replace"><text:span text:style-name="T23">Beispiele</text:span><text:tab/>2</text:a></text:p>
          <text:p text:style-name="P24"><text:a xlink:href="#_Toc119939967" office:target-frame-name="_top" xlink:show="replace"><text:span text:style-name="T25">container0.txt:</text:span><text:tab/>2</text:a></text:p>
          <text:p text:style-name="P26"><text:a xlink:href="#_Toc119939968" office:target-frame-name="_top" xlink:show="replace"><text:span text:style-name="T27">container1.txt:</text:span><text:tab/>2</text:a></text:p>
          <text:p text:style-name="P28"><text:a xlink:href="#_Toc119939969" office:target-frame-name="_top" xlink:show="replace"><text:span text:style-name="T29">container2.txt:</text:span><text:tab/>2</text:a></text:p>
          <text:p text:style-name="P30"><text:a xlink:href="#_Toc119939970" office:target-frame-name="_top" xlink:show="replace"><text:span text:style-name="T31">container3.txt:</text:span><text:tab/>2</text:a></text:p>
          <text:p text:style-name="P32"><text:a xlink:href="#_Toc119939971" office:target-frame-name="_top" xlink:show="replace"><text:span text:style-name="T33">container4.txt:</text:span><text:tab/>3</text:a></text:p>
          <text:p text:style-name="P34"><text:a xlink:href="#_Toc119939972" office:target-frame-name="_top" xlink:show="replace"><text:span text:style-name="T35">Quellcode</text:span><text:tab/>3</text:a></text:p>
          <text:p text:style-name="P36"><text:a xlink:href="#_Toc119939973" office:target-frame-name="_top" xlink:show="replace"><text:span text:style-name="T37">Erkennung des schwersten Containers</text:span><text:tab/>3</text:a></text:p>
          <text:p text:style-name="P38"><text:a xlink:href="#_Toc119939974" office:target-frame-name="_top" xlink:show="replace"><text:span text:style-name="T39">Wortimportierung</text:span><text:tab/>4</text:a></text:p>
          <text:p text:style-name="P40"><text:a xlink:href="#_Toc119939975" office:target-frame-name="_top" xlink:show="replace"><text:span text:style-name="T41">Alles zusammenfügen</text:span><text:tab/>4</text:a></text:p>
        </text:index-body>
      </text:table-of-content>
      <text:p text:style-name="Normal"/>
      <text:p text:style-name="P42"/>
      <text:h text:style-name="P43" text:outline-level="1"><text:bookmark-start text:name="__RefHeading___Toc2232_4178761632"/><text:bookmark-start text:name="_Toc119170538"/><text:bookmark-start text:name="_Toc119177112"/><text:bookmark-start text:name="_Toc119233210"/><text:bookmark-start text:name="_Toc119861649"/><text:bookmark-start text:name="_Toc119939961"/>Lösungsidee<text:bookmark-end text:name="__RefHeading___Toc2232_4178761632"/><text:bookmark-end text:name="_Toc119170538"/><text:bookmark-end text:name="_Toc119177112"/><text:bookmark-end text:name="_Toc119233210"/><text:bookmark-end text:name="_Toc119861649"/><text:bookmark-end text:name="_Toc119939961"/></text:h>
      <text:p text:style-name="P44">Jeder Container bekommt einen Wert. Dieser Wert ist von Anfang an 1. Es wird für jeden Term der Wert des schwereren Containers laut des<text:s/>Terms auf den Wert des anderen Containers plus 1 gesetzt, wenn er nicht schon größer ist. Dies wird so lange wiederholt, bis sich kein Wert mehr ändert. Der Container mit dem größten Wert ist am schwersten. Wenn mehrere Container diesen Wert besitzen, kann<text:s/>der schwerste nicht bestimmt werden.</text:p>
      <text:h text:style-name="P45" text:outline-level="1"><text:bookmark-start text:name="__RefHeading___Toc2234_4178761632"/><text:bookmark-start text:name="_Toc119170539"/><text:bookmark-start text:name="_Toc119177113"/><text:bookmark-start text:name="_Toc119233211"/><text:bookmark-start text:name="_Toc119861650"/><text:bookmark-start text:name="_Toc119939962"/>Umsetzung<text:bookmark-end text:name="__RefHeading___Toc2234_4178761632"/><text:bookmark-end text:name="_Toc119170539"/><text:bookmark-end text:name="_Toc119177113"/><text:bookmark-end text:name="_Toc119233211"/><text:bookmark-end text:name="_Toc119861650"/><text:bookmark-end text:name="_Toc119939962"/></text:h>
      <text:h text:style-name="P46" text:outline-level="2"><text:bookmark-start text:name="_Toc119861651"/><text:bookmark-start text:name="_Toc119939963"/>Erkennung des schwersten Containers<text:bookmark-end text:name="_Toc119861651"/><text:bookmark-end text:name="_Toc119939963"/></text:h>
      <text:p text:style-name="P47">Die erste Funktion „Sort(terms []Term)“<text:s/>sortiert die Container. Der erste und einzige Parameter<text:s/>ist<text:s/>ein „Term“-array (in diesem Fall ein slice). Ein „Term“ ist ein struct, welches zwei Elemente enthält (a und b). Sie sind die Namen von zwei Containern. Der Term {“a“, “b“} sagt aus, dass a größer ist als b. Alle in einem der Terme erwähnten Container bekommen einen Wert, welcher standartmäßig 1 ist. Dies wird mit einer Hashmap gemacht.<text:s/>Dann wird über alle Terme iteriert und der Wert des laut dem aktuellen Term größeren Container wird auf den Wert des anderen Containers plus 1 gesetzt, wenn er nicht schon größer ist. Dies wird so lange getan, bis sich kein Wert mehr verändert. Diese Werte werden zurückgegeben.</text:p>
      <text:p text:style-name="P48">Die Funktion „Greatest(sortedMap map[string]int)“ findet den größten Container der im ersten Parameter angegebenen Hashmap. Dazu wird der größte Wert der Hashmap herausgefunden und danach wird überprüft, ob dieser Wert mehrmals auftritt. Fall<text:s/>ja, wird “-1“ als string zurückgegeben. Falls nein, das größte Element der Hashmap.</text:p>
      <text:h text:style-name="P49" text:outline-level="2"><text:bookmark-start text:name="_Toc119170541"/><text:bookmark-start text:name="_Toc119177115"/><text:bookmark-start text:name="_Toc119233213"/><text:bookmark-start text:name="_Toc119861652"/><text:bookmark-start text:name="_Toc119939964"/>Wortimportierung<text:bookmark-end text:name="_Toc119170541"/><text:bookmark-end text:name="_Toc119177115"/><text:bookmark-end text:name="_Toc119233213"/><text:bookmark-end text:name="_Toc119861652"/><text:bookmark-end text:name="_Toc119939964"/><text:s/></text:h>
      <text:p text:style-name="P50"><text:bookmark-start text:name="__RefHeading___Toc2236_4178761632"/>Die Funktion „ImportFiles()“ importiert die Liste aus Termen aus den in der config-Datei angegebenen Dateien. Die Dateien sind in der config-Datei als relative Pfade angegeben, jedoch können es auch absolute Pfade sein. Diese Dateien werden eingelesen und jede Zeile des Inhalts ist ein Term. Die<text:s/>Termlisten werden als 2-dimensionales array aus Termen (in diesem Fall wieder ein 2-dimensionaler slice aus Termen, zu welchen im obigen Punkt genauer eingegangen wird) zurückgegeben.</text:p>
      <text:h text:style-name="P51" text:outline-level="2"><text:bookmark-start text:name="_Toc119170542"/><text:bookmark-start text:name="_Toc119177116"/><text:bookmark-start text:name="_Toc119233214"/><text:bookmark-start text:name="_Toc119861653"/><text:bookmark-start text:name="_Toc119939965"/>Alles zusammenfügen<text:bookmark-end text:name="_Toc119170542"/><text:bookmark-end text:name="_Toc119177116"/><text:bookmark-end text:name="_Toc119233214"/><text:bookmark-end text:name="_Toc119861653"/><text:bookmark-end text:name="_Toc119939965"/></text:h>
      <text:p text:style-name="P52">In der main-Funktion wird alles zusammengefügt. Die Termlisten werden mithilfe der im obigen Punkt genannten Funktion „ImportFiles“ importiert und für jede Termliste wird der schwerste Container mit den Funktionen „Sort“ und „Greatest“ berechnet und jener wird mit dem Index der Termliste über die Standartausgabe (stdout) ausgegeben.</text:p>
      <text:h text:style-name="P53" text:outline-level="1"><text:bookmark-start text:name="_Toc119170543"/><text:bookmark-start text:name="_Toc119177117"/><text:bookmark-start text:name="_Toc119233215"/><text:bookmark-start text:name="_Toc119861654"/><text:bookmark-start text:name="_Toc119939966"/>Beispiele<text:bookmark-end text:name="__RefHeading___Toc2236_4178761632"/><text:bookmark-end text:name="_Toc119170543"/><text:bookmark-end text:name="_Toc119177117"/><text:bookmark-end text:name="_Toc119233215"/><text:bookmark-end text:name="_Toc119861654"/><text:bookmark-end text:name="_Toc119939966"/></text:h>
      <text:h text:style-name="P54" text:outline-level="2"><text:bookmark-start text:name="_Toc119861655"/><text:bookmark-start text:name="_Toc119939967"/>container0.txt:<text:bookmark-end text:name="_Toc119861655"/><text:bookmark-end text:name="_Toc119939967"/></text:h>
      <text:p text:style-name="P55">Schwerster Container konnte nicht ermittelt werden.</text:p>
      <text:h text:style-name="P56" text:outline-level="2"><text:bookmark-start text:name="_Toc119861656"/><text:bookmark-start text:name="_Toc119939968"/>container1.txt:<text:bookmark-end text:name="_Toc119861656"/><text:bookmark-end text:name="_Toc119939968"/><text:s/></text:h>
      <text:p text:style-name="P57">"4"</text:p>
      <text:h text:style-name="P58" text:outline-level="2"><text:bookmark-start text:name="_Toc119861657"/><text:bookmark-start text:name="_Toc119939969"/>container2.txt:<text:bookmark-end text:name="_Toc119861657"/><text:bookmark-end text:name="_Toc119939969"/><text:s/></text:h>
      <text:p text:style-name="P59">Schwerster Container konnte nicht ermittelt werden.</text:p>
      <text:h text:style-name="P60" text:outline-level="2"><text:bookmark-start text:name="_Toc119861658"/><text:bookmark-start text:name="_Toc119939970"/>container3.txt:<text:bookmark-end text:name="_Toc119861658"/><text:bookmark-end text:name="_Toc119939970"/><text:s/></text:h>
      <text:p text:style-name="P61">"5"</text:p>
      <text:h text:style-name="P62" text:outline-level="2"><text:bookmark-start text:name="_Toc119861659"/><text:bookmark-start text:name="_Toc119939971"/>container4.txt:<text:bookmark-end text:name="_Toc119861659"/><text:bookmark-end text:name="_Toc119939971"/><text:s/></text:h>
      <text:p text:style-name="P63">"5"</text:p>
      <text:h text:style-name="P64" text:outline-level="1"><text:bookmark-start text:name="__RefHeading___Toc2238_4178761632"/><text:bookmark-start text:name="_Toc119170549"/><text:bookmark-start text:name="_Toc119177123"/><text:bookmark-start text:name="_Toc119233221"/><text:bookmark-start text:name="_Toc119861660"/><text:bookmark-start text:name="_Toc119939972"/>Quellcode<text:bookmark-end text:name="__RefHeading___Toc2238_4178761632"/><text:bookmark-end text:name="_Toc119170549"/><text:bookmark-end text:name="_Toc119177123"/><text:bookmark-end text:name="_Toc119233221"/><text:bookmark-end text:name="_Toc119861660"/><text:bookmark-end text:name="_Toc119939972"/></text:h>
      <text:h text:style-name="P65" text:outline-level="2"><text:bookmark-start text:name="_Toc119861661"/><text:bookmark-start text:name="_Toc119939973"/>Erkennung des schwersten Containers<text:bookmark-end text:name="_Toc119861661"/><text:bookmark-end text:name="_Toc119939973"/></text:h>
      <text:p text:style-name="P66"/>
      <text:p text:style-name="Normal">Das Term struct:</text:p>
      <text:p text:style-name="P67"><text:span text:style-name="T68">type<text:s/></text:span><text:span text:style-name="T69">Term<text:s/></text:span><text:span text:style-name="T70">struct<text:s/></text:span><text:span text:style-name="T71">{</text:span><text:span text:style-name="T72"><text:line-break/></text:span><text:span text:style-name="T73"><text:s text:c="3"/>a<text:s/></text:span><text:span text:style-name="T74">string</text:span><text:span text:style-name="T75"><text:line-break/></text:span><text:span text:style-name="T76"><text:s text:c="3"/></text:span><text:span text:style-name="T77">b<text:s/></text:span><text:span text:style-name="T78">string</text:span><text:span text:style-name="T79"><text:line-break/></text:span><text:span text:style-name="T80">}</text:span></text:p>
      <text:p text:style-name="Normal"/>
      <text:p text:style-name="P81">Die im 1. Punkt<text:s/>erwähnte Funktion:</text:p>
      <text:p text:style-name="P82"><text:span text:style-name="T83">func<text:s/></text:span><text:span text:style-name="T84">Sort</text:span><text:span text:style-name="T85">(terms []</text:span><text:span text:style-name="T86">Term</text:span><text:span text:style-name="T87">)<text:s/></text:span><text:span text:style-name="T88">map</text:span><text:span text:style-name="T89">[</text:span><text:span text:style-name="T90">string</text:span><text:span text:style-name="T91">]</text:span><text:span text:style-name="T92">int<text:s/></text:span><text:span text:style-name="T93">{</text:span><text:span text:style-name="T94"><text:line-break/></text:span><text:span text:style-name="T95"><text:s text:c="3"/></text:span><text:span text:style-name="T96">var<text:s/></text:span><text:span text:style-name="T97">valueMap =<text:s/></text:span><text:span text:style-name="T98">make</text:span><text:span text:style-name="T99">(</text:span><text:span text:style-name="T100">map</text:span><text:span text:style-name="T101">[</text:span><text:span text:style-name="T102">string</text:span><text:span text:style-name="T103">]</text:span><text:span text:style-name="T104">int</text:span><text:span text:style-name="T105">)</text:span><text:span text:style-name="T106"><text:line-break/></text:span><text:span text:style-name="T107"><text:s text:c="3"/></text:span><text:span text:style-name="T108">var<text:s/></text:span><text:span text:style-name="T109">oldMap =<text:s/></text:span><text:span text:style-name="T110">CopyMap</text:span><text:span text:style-name="T111">(valueMap)</text:span><text:span text:style-name="T112"><text:line-break/></text:span><text:span text:style-name="T113"><text:s text:c="3"/></text:span><text:span text:style-name="T114">for<text:s/></text:span><text:span text:style-name="T115">_</text:span><text:span text:style-name="T116">,<text:s/></text:span><text:span text:style-name="T117">term :=<text:s/></text:span><text:span text:style-name="T118">range<text:s/></text:span><text:span text:style-name="T119">terms {</text:span><text:span text:style-name="T120"><text:line-break/></text:span><text:span text:style-name="T121"><text:s text:c="6"/></text:span><text:span text:style-name="T122">if<text:s/></text:span><text:span text:style-name="T123">valueMap[term.a] ==<text:s/></text:span><text:span text:style-name="T124">0<text:s/></text:span><text:span text:style-name="T125">{</text:span><text:span text:style-name="T126"><text:line-break/></text:span><text:span text:style-name="T127"><text:s text:c="9"/>valueMap[term.a] =<text:s/></text:span><text:span text:style-name="T128">1</text:span><text:span text:style-name="T129"><text:line-break/></text:span><text:span text:style-name="T130"><text:s text:c="6"/></text:span><text:span text:style-name="T131">}</text:span><text:span text:style-name="T132"><text:line-break/></text:span><text:span text:style-name="T133"><text:s text:c="6"/></text:span><text:span text:style-name="T134">if<text:s/></text:span><text:span text:style-name="T135">valueMap[term.b] ==<text:s/></text:span><text:span text:style-name="T136">0<text:s/></text:span><text:span text:style-name="T137">{</text:span><text:span text:style-name="T138"><text:line-break/></text:span><text:span text:style-name="T139"><text:s text:c="9"/>valueMap[term.b] =<text:s/></text:span><text:span text:style-name="T140">1</text:span><text:span text:style-name="T141"><text:line-break/></text:span><text:span text:style-name="T142"><text:s text:c="6"/></text:span><text:span text:style-name="T143">}</text:span><text:span text:style-name="T144"><text:line-break/></text:span><text:span text:style-name="T145"><text:s text:c="6"/></text:span><text:span text:style-name="T146">if<text:s/></text:span><text:span text:style-name="T147">valueMap[term.a] &lt;= valueMap[term.b] {</text:span><text:span text:style-name="T148"><text:line-break/></text:span><text:span text:style-name="T149"><text:s text:c="9"/>valueMap[term.a] = valueMap[term.b] +<text:s/></text:span><text:span text:style-name="T150">1</text:span><text:span text:style-name="T151"><text:line-break/></text:span><text:span text:style-name="T152"><text:s text:c="6"/></text:span><text:span text:style-name="T153">}</text:span><text:span text:style-name="T154"><text:line-break/></text:span><text:span text:style-name="T155"><text:s text:c="6"/></text:span><text:span text:style-name="T156">if<text:s/></text:span><text:span text:style-name="T157">CompareMap</text:span><text:span text:style-name="T158">(valueMap</text:span><text:span text:style-name="T159">,<text:s/></text:span><text:span text:style-name="T160">oldMap) {</text:span><text:span text:style-name="T161"><text:line-break/></text:span><text:span text:style-name="T162"><text:s text:c="9"/></text:span><text:span text:style-name="T163">break</text:span><text:span text:style-name="T164"><text:line-break/></text:span><text:span text:style-name="T165"><text:s text:c="6"/></text:span><text:span text:style-name="T166">}</text:span><text:span text:style-name="T167"><text:line-break/></text:span><text:span text:style-name="T168"><text:s text:c="3"/>}</text:span><text:span text:style-name="T169"><text:line-break/></text:span><text:span text:style-name="T170"><text:s text:c="3"/></text:span><text:span text:style-name="T171">return<text:s/></text:span><text:span text:style-name="T172">valueMap</text:span><text:span text:style-name="T173"><text:line-break/></text:span><text:span text:style-name="T174">}</text:span></text:p>
      <text:p text:style-name="P175"/>
      <text:p text:style-name="P176">Die im 2. Punkt erwähnte Funktion:</text:p>
      <text:p text:style-name="P177"><text:span text:style-name="T178">func<text:s/></text:span><text:span text:style-name="T179">Greatest</text:span><text:span text:style-name="T180">(sortedMap<text:s/></text:span><text:span text:style-name="T181">map</text:span><text:span text:style-name="T182">[</text:span><text:span text:style-name="T183">string</text:span><text:span text:style-name="T184">]</text:span><text:span text:style-name="T185">int</text:span><text:span text:style-name="T186">)<text:s/></text:span><text:span text:style-name="T187">string<text:s/></text:span><text:span text:style-name="T188">{</text:span><text:span text:style-name="T189"><text:line-break/></text:span><text:span text:style-name="T190"><text:s text:c="3"/></text:span><text:span text:style-name="T191">var<text:s/></text:span><text:span text:style-name="T192">greatest<text:s/></text:span><text:span text:style-name="T193">string</text:span><text:span text:style-name="T194"><text:line-break/></text:span><text:span text:style-name="T195"><text:s text:c="3"/>for<text:s/></text:span><text:span text:style-name="T196">k</text:span><text:span text:style-name="T197">,<text:s/></text:span><text:span text:style-name="T198">v :=<text:s/></text:span><text:span text:style-name="T199">range<text:s/></text:span><text:span text:style-name="T200">sortedMap {</text:span><text:span text:style-name="T201"><text:line-break/></text:span><text:span text:style-name="T202"><text:s text:c="6"/></text:span><text:span text:style-name="T203">if<text:s/></text:span><text:span text:style-name="T204">greatest ==<text:s/></text:span><text:span text:style-name="T205">""<text:s/></text:span><text:span text:style-name="T206">{</text:span><text:span text:style-name="T207"><text:line-break/></text:span><text:span text:style-name="T208"><text:s text:c="9"/>greatest = k</text:span><text:span text:style-name="T209"><text:line-break/></text:span><text:span text:style-name="T210"><text:s text:c="9"/></text:span><text:span text:style-name="T211">continue</text:span><text:span text:style-name="T212"><text:line-break/></text:span><text:span text:style-name="T213"><text:s text:c="6"/></text:span><text:span text:style-name="T214">}</text:span><text:span text:style-name="T215"><text:line-break/></text:span><text:span text:style-name="T216"><text:s text:c="6"/></text:span><text:span text:style-name="T217">if<text:s/></text:span><text:span text:style-name="T218">sortedMap[greatest] &lt; v {</text:span><text:span text:style-name="T219"><text:line-break/></text:span><text:span text:style-name="T220"><text:s text:c="9"/>greatest = k</text:span><text:span text:style-name="T221"><text:line-break/></text:span><text:span text:style-name="T222"><text:s text:c="6"/>}</text:span><text:span text:style-name="T223"><text:line-break/></text:span><text:span text:style-name="T224"><text:s text:c="3"/>}</text:span><text:span text:style-name="T225"><text:line-break/></text:span><text:span text:style-name="T226"><text:s text:c="3"/></text:span><text:span text:style-name="T227">for<text:s/></text:span><text:span text:style-name="T228">k</text:span><text:span text:style-name="T229">,<text:s/></text:span><text:span text:style-name="T230">v :=<text:s/></text:span><text:span text:style-name="T231">range<text:s/></text:span><text:span text:style-name="T232">sortedMap {</text:span><text:span text:style-name="T233"><text:line-break/></text:span><text:span text:style-name="T234"><text:s text:c="6"/></text:span><text:span text:style-name="T235">if<text:s/></text:span><text:span text:style-name="T236">v == sortedMap[greatest] &amp;&amp; k != greatest {</text:span><text:span text:style-name="T237"><text:line-break/></text:span><text:span text:style-name="T238"><text:s text:c="9"/></text:span><text:span text:style-name="T239">return<text:s/></text:span><text:span text:style-name="T240">"-1"</text:span><text:span text:style-name="T241"><text:line-break/></text:span><text:span text:style-name="T242"><text:s text:c="6"/></text:span><text:span text:style-name="T243">}</text:span><text:span text:style-name="T244"><text:line-break/></text:span><text:span text:style-name="T245"><text:s text:c="3"/>}</text:span><text:span text:style-name="T246"><text:line-break/></text:span><text:span text:style-name="T247"><text:s text:c="3"/></text:span><text:span text:style-name="T248">return<text:s/></text:span><text:span text:style-name="T249">greatest</text:span><text:span text:style-name="T250"><text:line-break/></text:span><text:span text:style-name="T251">}</text:span></text:p>
      <text:h text:style-name="Heading2" text:outline-level="2"/>
      <text:h text:style-name="Heading2" text:outline-level="2"/>
      <text:h text:style-name="P252" text:outline-level="2"><text:bookmark-start text:name="_Toc119861662"/><text:bookmark-start text:name="_Toc119939974"/>Wortimportierung<text:bookmark-end text:name="_Toc119861662"/><text:bookmark-end text:name="_Toc119939974"/></text:h>
      <text:p text:style-name="P253"/>
      <text:p text:style-name="P254">Der Pfad zur config-Datei:</text:p>
      <text:p text:style-name="P255"><text:span text:style-name="T256">const<text:s/></text:span><text:span text:style-name="T257">(</text:span><text:span text:style-name="T258"><text:line-break/></text:span><text:span text:style-name="T259"><text:s text:c="3"/></text:span><text:span text:style-name="T260">CONFIG<text:s/></text:span><text:span text:style-name="T261">=<text:s/></text:span><text:span text:style-name="T262">"config"</text:span><text:span text:style-name="T263"><text:line-break/></text:span><text:span text:style-name="T264">)</text:span></text:p>
      <text:p text:style-name="Normal"/>
      <text:p text:style-name="Normal">Die im 3. Punkt erwähnte Funktion:</text:p>
      <text:p text:style-name="P265"><text:span text:style-name="T266">func<text:s/></text:span><text:span text:style-name="T267">ImportFiles</text:span><text:span text:style-name="T268">() [][]</text:span><text:span text:style-name="T269">Term<text:s/></text:span><text:span text:style-name="T270">{</text:span><text:span text:style-name="T271"><text:line-break/></text:span><text:span text:style-name="T272"><text:s text:c="3"/></text:span><text:span text:style-name="T273">var<text:s/></text:span><text:span text:style-name="T274">termLists =<text:s/></text:span><text:span text:style-name="T275">make</text:span><text:span text:style-name="T276">([][]</text:span><text:span text:style-name="T277">Term</text:span><text:span text:style-name="T278">,<text:s/></text:span><text:span text:style-name="T279">0</text:span><text:span text:style-name="T280">)</text:span><text:span text:style-name="T281"><text:line-break/></text:span><text:span text:style-name="T282"><text:s text:c="3"/>data</text:span><text:span text:style-name="T283">,<text:s/></text:span><text:span text:style-name="T284">err :=<text:s/></text:span><text:span text:style-name="T285">os</text:span><text:span text:style-name="T286">.</text:span><text:span text:style-name="T287">ReadFile</text:span><text:span text:style-name="T288">(</text:span><text:span text:style-name="T289">CONFIG</text:span><text:span text:style-name="T290">)</text:span><text:span text:style-name="T291"><text:line-break/></text:span><text:span text:style-name="T292"><text:s text:c="3"/></text:span><text:span text:style-name="T293">if<text:s/></text:span><text:span text:style-name="T294">err !=<text:s/></text:span><text:span text:style-name="T295">nil<text:s/></text:span><text:span text:style-name="T296">{</text:span><text:span text:style-name="T297"><text:line-break/></text:span><text:span text:style-name="T298"><text:s text:c="6"/></text:span><text:span text:style-name="T299">log</text:span><text:span text:style-name="T300">.</text:span><text:span text:style-name="T301">Panic</text:span><text:span text:style-name="T302">(err)</text:span><text:span text:style-name="T303"><text:line-break/></text:span><text:span text:style-name="T304"><text:s text:c="3"/>}</text:span><text:span text:style-name="T305"><text:line-break/></text:span><text:span text:style-name="T306"><text:s text:c="3"/></text:span><text:span text:style-name="T307">for<text:s/></text:span><text:span text:style-name="T308">_</text:span><text:span text:style-name="T309">,<text:s/></text:span><text:span text:style-name="T310">line :=<text:s/></text:span><text:span text:style-name="T311">range<text:s/></text:span><text:span text:style-name="T312">strings</text:span><text:span text:style-name="T313">.</text:span><text:span text:style-name="T314">Split</text:span><text:span text:style-name="T315">(</text:span><text:span text:style-name="T316">string</text:span><text:span text:style-name="T317">(data)</text:span><text:span text:style-name="T318">,<text:s/></text:span><text:span text:style-name="T319">"</text:span><text:span text:style-name="T320">\n</text:span><text:span text:style-name="T321">"</text:span><text:span text:style-name="T322">) {</text:span><text:span text:style-name="T323"><text:line-break/></text:span><text:span text:style-name="T324"><text:s text:c="6"/>line =<text:s/></text:span><text:span text:style-name="T325">strings</text:span><text:span text:style-name="T326">.</text:span><text:span text:style-name="T327">TrimSuffix</text:span><text:span text:style-name="T328">(line</text:span><text:span text:style-name="T329">,<text:s/></text:span><text:span text:style-name="T330">"</text:span><text:span text:style-name="T331">\r</text:span><text:span text:style-name="T332">"</text:span><text:span text:style-name="T333">)</text:span><text:span text:style-name="T334"><text:line-break/></text:span><text:span text:style-name="T335"><text:s text:c="6"/>termListData</text:span><text:span text:style-name="T336">,<text:s/></text:span><text:span text:style-name="T337">termListErr :=<text:s/></text:span><text:span text:style-name="T338">os</text:span><text:span text:style-name="T339">.</text:span><text:span text:style-name="T340">ReadFile</text:span><text:span text:style-name="T341">(line)</text:span><text:span text:style-name="T342"><text:line-break/></text:span><text:span text:style-name="T343"><text:s text:c="6"/></text:span><text:span text:style-name="T344">if<text:s/></text:span><text:span text:style-name="T345">termListErr !=<text:s/></text:span><text:span text:style-name="T346">nil<text:s/></text:span><text:span text:style-name="T347">{</text:span><text:span text:style-name="T348"><text:line-break/></text:span><text:span text:style-name="T349"><text:s text:c="9"/></text:span><text:span text:style-name="T350">log</text:span><text:span text:style-name="T351">.</text:span><text:span text:style-name="T352">Panicf</text:span><text:span text:style-name="T353">(</text:span><text:span text:style-name="T354">"</text:span><text:span text:style-name="T355">%#v</text:span><text:span text:style-name="T356">:<text:s/></text:span><text:span text:style-name="T357">%v</text:span><text:span text:style-name="T358">"</text:span><text:span text:style-name="T359">,<text:s/></text:span><text:span text:style-name="T360">line</text:span><text:span text:style-name="T361">,<text:s/></text:span><text:span text:style-name="T362">termListErr)</text:span><text:span text:style-name="T363"><text:line-break/></text:span><text:span text:style-name="T364"><text:s text:c="6"/>}</text:span><text:span text:style-name="T365"><text:line-break/></text:span><text:span text:style-name="T366"><text:s text:c="6"/></text:span><text:span text:style-name="T367">var<text:s/></text:span><text:span text:style-name="T368">termList =<text:s/></text:span><text:span text:style-name="T369">make</text:span><text:span text:style-name="T370">([]</text:span><text:span text:style-name="T371">Term</text:span><text:span text:style-name="T372">,<text:s/></text:span><text:span text:style-name="T373">0</text:span><text:span text:style-name="T374">)</text:span><text:span text:style-name="T375"><text:line-break/></text:span><text:span text:style-name="T376"><text:s text:c="6"/></text:span><text:span text:style-name="T377">for<text:s/></text:span><text:span text:style-name="T378">_</text:span><text:span text:style-name="T379">,<text:s/></text:span><text:span text:style-name="T380">line<text:s/></text:span><text:span text:style-name="T381">:=<text:s/></text:span><text:span text:style-name="T382">range<text:s/></text:span><text:span text:style-name="T383">strings</text:span><text:span text:style-name="T384">.</text:span><text:span text:style-name="T385">Split</text:span><text:span text:style-name="T386">(</text:span><text:span text:style-name="T387">strings</text:span><text:span text:style-name="T388">.</text:span><text:span text:style-name="T389">Replace</text:span><text:span text:style-name="T390">(</text:span><text:span text:style-name="T391">string</text:span><text:span text:style-name="T392">(termListData)</text:span><text:span text:style-name="T393">,<text:s/></text:span><text:span text:style-name="T394">"</text:span><text:span text:style-name="T395">\r</text:span><text:span text:style-name="T396">"</text:span><text:span text:style-name="T397">,<text:s/></text:span><text:span text:style-name="T398">""</text:span><text:span text:style-name="T399">,<text:s/></text:span><text:span text:style-name="T400">-</text:span><text:span text:style-name="T401">1</text:span><text:span text:style-name="T402">)</text:span><text:span text:style-name="T403">,<text:s/></text:span><text:span text:style-name="T404">"</text:span><text:span text:style-name="T405">\n</text:span><text:span text:style-name="T406">"</text:span><text:span text:style-name="T407">) {</text:span><text:span text:style-name="T408"><text:line-break/></text:span><text:span text:style-name="T409"><text:s text:c="9"/></text:span><text:span text:style-name="T410">if<text:s/></text:span><text:span text:style-name="T411">line<text:s/></text:span><text:span text:style-name="T412">==<text:s/></text:span><text:span text:style-name="T413">""<text:s/></text:span><text:span text:style-name="T414">{</text:span><text:span text:style-name="T415"><text:line-break/></text:span><text:span text:style-name="T416"><text:s text:c="12"/></text:span><text:span text:style-name="T417">continue</text:span><text:span text:style-name="T418"><text:line-break/></text:span><text:span text:style-name="T419"><text:s text:c="9"/></text:span><text:span text:style-name="T420">}</text:span><text:span text:style-name="T421"><text:line-break/></text:span><text:span text:style-name="T422"><text:s text:c="9"/>termList =<text:s/></text:span><text:span text:style-name="T423">append</text:span><text:span text:style-name="T424">(termList</text:span><text:span text:style-name="T425">,<text:s/></text:span><text:span text:style-name="T426">Term</text:span><text:span text:style-name="T427">{</text:span><text:span text:style-name="T428">strings</text:span><text:span text:style-name="T429">.</text:span><text:span text:style-name="T430">Split</text:span><text:span text:style-name="T431">(</text:span><text:span text:style-name="T432">line</text:span><text:span text:style-name="T433">,<text:s/></text:span><text:span text:style-name="T434">" "</text:span><text:span text:style-name="T435">)[</text:span><text:span text:style-name="T436">0</text:span><text:span text:style-name="T437">]</text:span><text:span text:style-name="T438">,<text:s/></text:span><text:span text:style-name="T439">strings</text:span><text:span text:style-name="T440">.</text:span><text:span text:style-name="T441">Split</text:span><text:span text:style-name="T442">(</text:span><text:span text:style-name="T443">line</text:span><text:span text:style-name="T444">,<text:s/></text:span><text:span text:style-name="T445">" "</text:span><text:span text:style-name="T446">)[</text:span><text:span text:style-name="T447">1</text:span><text:span text:style-name="T448">]})</text:span><text:span text:style-name="T449"><text:line-break/></text:span><text:span text:style-name="T450"><text:s text:c="6"/>}</text:span><text:span text:style-name="T451"><text:line-break/></text:span><text:span text:style-name="T452"><text:s text:c="6"/>termLists =<text:s/></text:span><text:span text:style-name="T453">append</text:span><text:span text:style-name="T454">(termLists</text:span><text:span text:style-name="T455">,<text:s/></text:span><text:span text:style-name="T456">termList)</text:span><text:span text:style-name="T457"><text:line-break/></text:span><text:span text:style-name="T458"><text:s text:c="3"/>}</text:span><text:span text:style-name="T459"><text:line-break/></text:span><text:span text:style-name="T460"><text:s text:c="3"/></text:span><text:span text:style-name="T461">return<text:s/></text:span><text:span text:style-name="T462">termLists</text:span><text:span text:style-name="T463"><text:line-break/></text:span><text:span text:style-name="T464">}</text:span></text:p>
      <text:h text:style-name="Heading2" text:outline-level="2"/>
      <text:h text:style-name="P465" text:outline-level="2"><text:bookmark-start text:name="_Toc119861663"/><text:bookmark-start text:name="_Toc119939975"/>Alles zusammenfügen<text:bookmark-end text:name="_Toc119861663"/><text:bookmark-end text:name="_Toc119939975"/></text:h>
      <text:p text:style-name="P466"/>
      <text:p text:style-name="P467">Die im letzten Punkt erwähnte Funktion:</text:p>
      <text:p text:style-name="P468"><text:span text:style-name="T469">func<text:s/></text:span><text:span text:style-name="T470">main</text:span><text:span text:style-name="T471">() {</text:span><text:span text:style-name="T472"><text:line-break/></text:span><text:span text:style-name="T473"><text:s text:c="3"/></text:span><text:span text:style-name="T474">var<text:s/></text:span><text:span text:style-name="T475">termLists =<text:s/></text:span><text:span text:style-name="T476">ImportFiles</text:span><text:span text:style-name="T477">()</text:span><text:span text:style-name="T478"><text:line-break/></text:span><text:span text:style-name="T479"><text:s text:c="3"/></text:span><text:span text:style-name="T480">for<text:s/></text:span><text:span text:style-name="T481">idx</text:span><text:span text:style-name="T482">,<text:s/></text:span><text:span text:style-name="T483">termList :=<text:s/></text:span><text:span text:style-name="T484">range<text:s/></text:span><text:span text:style-name="T485">termLists {</text:span><text:span text:style-name="T486"><text:line-break/></text:span><text:span text:style-name="T487"><text:s text:c="6"/></text:span><text:span text:style-name="T488">var<text:s/></text:span><text:span text:style-name="T489">greatest =<text:s/></text:span><text:span text:style-name="T490">Greatest</text:span><text:span text:style-name="T491">(</text:span><text:span text:style-name="T492">Sort</text:span><text:span text:style-name="T493">(termList))</text:span><text:span text:style-name="T494"><text:line-break/></text:span><text:span text:style-name="T495"><text:s text:c="6"/></text:span><text:span text:style-name="T496">fmt</text:span><text:span text:style-name="T497">.</text:span><text:span text:style-name="T498">Printf</text:span><text:span text:style-name="T499">(</text:span><text:span text:style-name="T500">"Greatest container from termlist<text:s/></text:span><text:span text:style-name="T501">%v</text:span><text:span text:style-name="T502">:<text:s/></text:span><text:span text:style-name="T503">\n</text:span><text:span text:style-name="T504">"</text:span><text:span text:style-name="T505">,<text:s/></text:span><text:span text:style-name="T506">idx)</text:span><text:span text:style-name="T507"><text:line-break/></text:span><text:span text:style-name="T508"><text:s text:c="6"/></text:span><text:span text:style-name="T509">if<text:s/></text:span><text:span text:style-name="T510">greatest ==<text:s/></text:span><text:span text:style-name="T511">"-1"<text:s/></text:span><text:span text:style-name="T512">{</text:span><text:span text:style-name="T513"><text:line-break/></text:span><text:span text:style-name="T514"><text:s text:c="9"/></text:span><text:span text:style-name="T515">fmt</text:span><text:span text:style-name="T516">.</text:span><text:span text:style-name="T517">Printf</text:span><text:span text:style-name="T518">(</text:span><text:span text:style-name="T519">"Greatest container could not be determined."</text:span><text:span text:style-name="T520">)</text:span><text:span text:style-name="T521"><text:line-break/></text:span><text:span text:style-name="T522"><text:s text:c="6"/>}<text:s/></text:span><text:span text:style-name="T523">else<text:s/></text:span><text:span text:style-name="T524">{</text:span><text:span text:style-name="T525"><text:line-break/></text:span><text:span text:style-name="T526"><text:s text:c="9"/></text:span><text:span text:style-name="T527">fmt</text:span><text:span text:style-name="T528">.</text:span><text:span text:style-name="T529">Printf</text:span><text:span text:style-name="T530">(</text:span><text:span text:style-name="T531">"</text:span><text:span text:style-name="T532">%#v</text:span><text:span text:style-name="T533">"</text:span><text:span text:style-name="T534">,<text:s/></text:span><text:span text:style-name="T535">greatest)</text:span><text:span text:style-name="T536"><text:line-break/></text:span><text:span text:style-name="T537"><text:s text:c="6"/>}</text:span><text:span text:style-name="T538"><text:line-break/></text:span><text:span text:style-name="T539"><text:s text:c="6"/></text:span><text:span text:style-name="T540">fmt</text:span><text:span text:style-name="T541">.</text:span><text:span text:style-name="T542">Print</text:span><text:span text:style-name="T543">(</text:span><text:span text:style-name="T544">"</text:span><text:span text:style-name="T545">\n</text:span><text:span text:style-name="T546">"</text:span><text:span text:style-name="T547">)</text:span><text:span text:style-name="T548"><text:line-break/></text:span><text:span text:style-name="T549"><text:s text:c="3"/>}</text:span><text:span text:style-name="T550"><text:line-break/></text:span><text:span text:style-name="T551">}</text:span></text:p>
      <text:h text:style-name="Heading2" text:outline-level="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FreeSans" svg:font-family="FreeSans" style:font-family-generic="system" style:font-pitch="variable"/>
    <style:font-face style:name="Courier New" svg:font-family="Courier New" style:font-family-generic="modern" style:font-pitch="fixed" svg:panose-1="2 7 3 9 2 2 5 2 4 4"/>
    <style:font-face style:name="JetBrains Mono" svg:font-family="JetBrains Mono" style:font-family-generic="modern" style:font-pitch="fixed" svg:panose-1="2 0 0 9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 PL SungtiL GB"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default-outline-level="2">
      <style:text-properties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Sprechblasentext" style:display-name="Sprechblasentext" style:family="paragraph" style:parent-style-name="Standard">
      <style:text-properties style:font-name="Tahoma" style:font-name-asian="Mangal" style:font-name-complex="Tahoma" fo:font-size="8pt" style:font-size-asian="8pt" style:language-asian="hi" style:country-asian="IN" fo:hyphenate="false"/>
    </style:style>
    <style:style style:name="Verzeichnis2" style:display-name="Verzeichnis 2" style:family="paragraph">
      <style:paragraph-properties fo:margin-left="0.1965in">
        <style:tab-stops>
          <style:tab-stop style:type="right" style:leader-style="dotted" style:leader-text="." style:position="6.2701in"/>
        </style:tab-stops>
      </style:paragraph-properties>
      <style:text-properties style:font-name-asian="FreeSans" style:font-name-complex="Liberation Serif" fo:font-size="10pt" style:font-size-asian="10pt" style:language-asian="hi" style:country-asian="IN" fo:hyphenate="false"/>
    </style:style>
    <style:style style:name="Verzeichnis1" style:display-name="Verzeichnis 1" style:family="paragraph">
      <style:paragraph-properties>
        <style:tab-stops>
          <style:tab-stop style:type="right" style:leader-style="dotted" style:leader-text="." style:position="6.2701in"/>
        </style:tab-stops>
      </style:paragraph-properties>
      <style:text-properties style:font-name-asian="FreeSans" style:font-name-complex="Liberation Serif" fo:font-size="10pt" style:font-size-asian="10pt" style:language-asian="hi" style:country-asian="IN" fo:hyphenate="false"/>
    </style:style>
    <style:style style:name="RGV-Überschrift" style:display-name="RGV-Überschrift" style:family="paragraph">
      <style:paragraph-properties fo:keep-with-next="always" fo:margin-top="0.1666in" fo:margin-bottom="0.0833in"/>
      <style:text-properties style:font-name-asian="FreeSans" style:font-name-complex="Liberation Serif" fo:font-weight="bold" style:font-weight-asian="bold" fo:font-size="16pt" style:font-size-asian="16pt" style:language-asian="hi" style:country-asian="IN"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SprechblasentextZchn" style:display-name="Sprechblasentext Zchn" style:family="text">
      <style:text-properties style:font-name="Tahoma" style:font-name-asian="Mangal" style:font-name-complex="Tahoma" style:letter-kerning="true" fo:font-size="8pt" style:font-size-asian="8pt" style:language-asian="hi" style:country-asian="IN"/>
    </style:style>
    <style:style style:name="Absatz-Standardschriftart" style:display-name="Absatz-Standardschriftart"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TOCHeading" style:display-name="TOC Heading" style:family="paragraph" style:parent-style-name="Heading1" style:next-style-name="Normal" style:default-outline-level="1">
      <style:paragraph-properties fo:keep-together="always" style:vertical-align="auto" fo:margin-bottom="0in" fo:line-height="103%"/>
      <style:text-properties style:font-name="Calibri Light" style:font-name-asian="Times New Roman" style:font-name-complex="Times New Roman" fo:font-weight="normal" style:font-weight-asian="normal" style:font-weight-complex="normal" fo:color="#2F5496" style:letter-kerning="false" fo:font-size="16pt" style:font-size-asian="16pt" style:font-size-complex="16pt" style:language-asian="en" style:country-asian="US" style:language-complex="ar" style:country-complex="SA" fo:hyphenate="true"/>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gkelc" style:display-name="hgkelc" style:family="text" style:parent-style-name="DefaultParagraphFont"/>
    <style:style style:name="ipa" style:display-name="ipa" style:family="text" style:parent-style-name="DefaultParagraphFont"/>
    <style:style style:name="HTMLPreformatted" style:display-name="HTML Preformatted" style:family="paragraph" style:parent-style-name="Normal">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ing3Char" style:display-name="Heading 3 Char" style:family="text" style:parent-style-name="DefaultParagraphFont">
      <style:text-properties style:font-name="Calibri Light" style:font-name-asian="Times New Roman" style:font-name-complex="Mangal" fo:color="#1F3763" style:font-size-complex="10.5pt"/>
    </style:style>
    <style:style style:name="Heading2Char" style:display-name="Heading 2 Char" style:family="text" style:parent-style-name="DefaultParagraphFont">
      <style:text-properties style:font-name="Liberation Sans" fo:font-size="14pt" style:font-size-asian="14pt" style:font-size-complex="14pt"/>
    </style:style>
    <text:list-style style:name="WWNum1" style:display-name="WWNum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P2" style:parent-style-name="Header" style:family="paragraph">
      <style:paragraph-properties>
        <style:tab-stops>
          <style:tab-stop style:type="right" style:position="6.3in"/>
        </style:tab-stops>
      </style:paragraph-properties>
    </style:style>
    <style:style style:name="T3" style:parent-style-name="Hyperlink" style:family="text">
      <style:text-properties fo:language="de" fo:country="DE"/>
    </style:style>
    <style:style style:name="T4" style:parent-style-name="Hyperlink" style:family="text">
      <style:text-properties fo:language="de" fo:country="DE"/>
    </style:style>
    <style:style style:name="T5" style:parent-style-name="Hyperlink" style:family="text">
      <style:text-properties fo:language="de" fo:country="DE"/>
    </style:style>
    <style:style style:name="T6" style:parent-style-name="DefaultParagraphFont" style:family="text">
      <style:text-properties fo:language="de" fo:country="DE"/>
    </style:style>
    <style:style style:name="T7" style:parent-style-name="Hyperlink" style:family="text">
      <style:text-properties fo:language="de" fo:country="DE"/>
    </style:style>
    <style:style style:name="T8" style:parent-style-name="Hyperlink" style:family="text">
      <style:text-properties fo:language="de" fo:country="DE"/>
    </style:style>
    <style:style style:name="T9" style:parent-style-name="Hyperlink" style:family="text">
      <style:text-properties fo:language="de" fo:country="DE"/>
    </style:style>
  </office:automatic-styles>
  <office:master-styles>
    <style:master-page style:name="MP0" style:page-layout-name="PL0">
      <style:header>
        <text:p text:style-name="P2"><text:a xlink:href="#Aufgabe" office:target-frame-name="_top" xlink:show="replace"><text:span text:style-name="T3">Junioraufgabe2: Contain</text:span><text:bookmark-start text:name="_Hlt119859222"/><text:bookmark-start text:name="_Hlt119859223"/><text:span text:style-name="T4">e</text:span><text:bookmark-end text:name="_Hlt119859222"/><text:bookmark-end text:name="_Hlt119859223"/><text:span text:style-name="T5">r</text:span></text:a><text:span text:style-name="T6"><text:tab/>Team-ID:<text:s/></text:span><text:a xlink:href="#TeamID" office:target-frame-name="_top" xlink:show="replace"><text:span text:style-name="T7">007</text:span><text:bookmark-start text:name="_Hlt119178856"/><text:bookmark-start text:name="_Hlt119178857"/><text:span text:style-name="T8">7</text:span><text:bookmark-end text:name="_Hlt119178856"/><text:bookmark-end text:name="_Hlt119178857"/><text:span text:style-name="T9">2</text:span></text:a></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ino Spring</meta:initial-creator>
    <dc:creator>Aino Spring</dc:creator>
    <meta:creation-date>2022-11-12T19:25:00Z</meta:creation-date>
    <dc:date>2022-11-21T15:19:00Z</dc:date>
    <meta:print-date>2022-11-21T15:19:00Z</meta:print-date>
    <meta:template xlink:href="Normal.dotm" xlink:type="simple"/>
    <meta:editing-cycles>18</meta:editing-cycles>
    <meta:editing-duration>PT0S</meta:editing-duration>
    <meta:document-statistic meta:page-count="1" meta:paragraph-count="12" meta:word-count="889" meta:character-count="6481" meta:row-count="46" meta:non-whitespace-character-count="5604"/>
  </office:meta>
</office:document-meta>
</file>